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start" style:justify-single-word="false"/>
      <style:text-properties style:font-name="Arial" style:text-underline-style="none"/>
    </style:style>
    <style:style style:name="P2" style:family="paragraph" style:parent-style-name="Standard">
      <style:paragraph-properties fo:text-align="center" style:justify-single-word="false"/>
      <style:text-properties style:font-name="Arial" style:text-underline-style="solid" style:text-underline-width="auto" style:text-underline-color="font-color"/>
    </style:style>
    <style:style style:name="P3" style:family="paragraph" style:parent-style-name="Standard">
      <style:paragraph-properties fo:text-align="center" style:justify-single-word="false"/>
    </style:style>
    <style:style style:name="T1" style:family="text">
      <style:text-properties style:font-name="Arial"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Buy/Sell Request Sequence Diagram</text:span></text:p>
      <text:p text:style-name="P2"/>
      <text:p text:style-name="P1">This diagram is used to show the dynamic interaction between the different objects used when executing a Buy/Sell Offer. There are two actors and two objects involved in the Buy/Sell Offer. The User represents the person placing their monster up for sale. The User's Friend represents a valid friend, another user of the game, who wishes to buy a monster from the User. <text:s/>The Selling Offers page is where the user can select a monster and place them up for sale. The User's Friend's Monster List is found on the User's Friend's Home Page. </text:p>
      <text:p text:style-name="P1"/>
      <text:p text:style-name="P1">The User will be able to move from their homepage to their Selling Offer page. Here they will be able to set the cash value of the monster and set it available to sell. If the cash value is not valid, the error check will return an error message and the monster will not be set available.The User's Friend will be able to see that the monster is up for sale and can select it from the User's Monster List. After the User's Friend has selected and bought the monster, it will be added to the User's Friend's Monster List. This will only occur after the User's Friend has paid the Monster's value into the User's cash p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 Farmer</meta:initial-creator>
    <meta:creation-date>2012-11-24T20:05:59.01</meta:creation-date>
    <dc:date>2013-01-29T15:46:26.01</dc:date>
    <dc:creator>Kit Farmer</dc:creator>
    <meta:editing-duration>PT3H36M45S</meta:editing-duration>
    <meta:editing-cycles>6</meta:editing-cycles>
    <meta:generator>OpenOffice.org/3.4.1$Win32 OpenOffice.org_project/341m1$Build-9593</meta:generator>
    <meta:document-statistic meta:table-count="0" meta:image-count="0" meta:object-count="0" meta:page-count="1" meta:paragraph-count="3" meta:word-count="216" meta:character-count="1192"/>
  </office:meta>
</office:document-meta>
</file>